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3957in"/>
    </style:style>
    <style:style style:name="co3" style:family="table-column">
      <style:table-column-properties fo:break-before="auto" style:column-width="5.811in"/>
    </style:style>
    <style:style style:name="co4" style:family="table-column">
      <style:table-column-properties fo:break-before="auto" style:column-width="4.2665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0000"/>
    </style:style>
    <style:style style:name="T12" style:family="text">
      <style:text-properties fo:color="#2a6099"/>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9900"/>
    </style:style>
    <style:style style:name="T17" style:family="text">
      <style:text-properties fo:color="#111111"/>
    </style:style>
    <style:style style:name="T18" style:family="text">
      <style:text-properties fo:color="#ff4000"/>
    </style:style>
    <style:style style:name="T19" style:family="text">
      <style:text-properties fo:color="#00a933"/>
    </style:style>
    <style:style style:name="T20"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6055in" svg:y="209.6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1.1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سکڑاو اور پھیلاو</text:span>، <text:span text:style-name="T12">سکڑاو اور توسعی</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6">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1">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16">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17">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text:span text:style-name="T18">پھیلاؤ کی موج</text:span>،<text:span text:style-name="T19"> تلطیف</text:span></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1">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text:span text:style-name="T11">پھیلاؤ کی موج</text:span>، تلطیف</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80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11:40:12.8644255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31T11:40:46.137526347</dc:date>
    <meta:editing-duration>P83DT18H35M43S</meta:editing-duration>
    <meta:editing-cycles>3436</meta:editing-cycles>
    <meta:generator>LibreOffice/6.4.7.2$Linux_X86_64 LibreOffice_project/40$Build-2</meta:generator>
    <meta:document-statistic meta:table-count="3" meta:cell-count="58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